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2" style:family="paragraph" style:parent-style-name="Heading_20_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4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5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6" style:family="paragraph" style:parent-style-name="Preformatted_20_Text" style:list-style-name="L11">
      <style:paragraph-properties fo:margin-top="0cm" fo:margin-bottom="0.499cm" style:contextual-spacing="false"/>
    </style:style>
    <style:style style:name="P7" style:family="paragraph" style:parent-style-name="Preformatted_20_Text" style:list-style-name="L13">
      <style:paragraph-properties fo:margin-top="0cm" fo:margin-bottom="0.499cm" style:contextual-spacing="false"/>
    </style:style>
    <style:style style:name="P8" style:family="paragraph" style:parent-style-name="Preformatted_20_Text" style:list-style-name="L15">
      <style:paragraph-properties fo:margin-top="0cm" fo:margin-bottom="0.499cm" style:contextual-spacing="false"/>
    </style:style>
    <style:style style:name="P9" style:family="paragraph" style:parent-style-name="Preformatted_20_Text" style:list-style-name="L17">
      <style:paragraph-properties fo:margin-top="0cm" fo:margin-bottom="0.499cm" style:contextual-spacing="false"/>
    </style:style>
    <style:style style:name="P10" style:family="paragraph" style:parent-style-name="Preformatted_20_Text" style:list-style-name="L39"/>
    <style:style style:name="P11" style:family="paragraph" style:parent-style-name="Preformatted_20_Text" style:list-style-name="L39">
      <style:paragraph-properties fo:margin-top="0cm" fo:margin-bottom="0.499cm" style:contextual-spacing="false"/>
    </style:style>
    <style:style style:name="P12" style:family="paragraph" style:parent-style-name="Preformatted_20_Text" style:list-style-name="L48"/>
    <style:style style:name="P13" style:family="paragraph" style:parent-style-name="Preformatted_20_Text" style:list-style-name="L48">
      <style:paragraph-properties fo:margin-top="0cm" fo:margin-bottom="0.499cm" style:contextual-spacing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19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1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2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23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4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2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6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27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28" style:family="paragraph" style:parent-style-name="Text_20_body">
      <style:paragraph-properties fo:margin-left="0cm" fo:margin-right="0cm" fo:text-align="end" style:justify-single-word="false" fo:text-indent="0cm" style:auto-text-indent="false"/>
    </style:style>
    <style:style style:name="P29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0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31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32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3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34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5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36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7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38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9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40" style:family="paragraph" style:parent-style-name="Text_20_body" style:list-style-name="L10"/>
    <style:style style:name="P41" style:family="paragraph" style:parent-style-name="Text_20_body" style:list-style-name="L11"/>
    <style:style style:name="P42" style:family="paragraph" style:parent-style-name="Text_20_body" style:list-style-name="L11">
      <style:paragraph-properties fo:margin-left="0cm" fo:margin-right="0cm" fo:text-indent="0cm" style:auto-text-indent="false"/>
    </style:style>
    <style:style style:name="P43" style:family="paragraph" style:parent-style-name="Text_20_body" style:list-style-name="L12"/>
    <style:style style:name="P44" style:family="paragraph" style:parent-style-name="Text_20_body" style:list-style-name="L13"/>
    <style:style style:name="P45" style:family="paragraph" style:parent-style-name="Text_20_body" style:list-style-name="L13">
      <style:paragraph-properties fo:margin-left="0cm" fo:margin-right="0cm" fo:text-indent="0cm" style:auto-text-indent="false"/>
    </style:style>
    <style:style style:name="P46" style:family="paragraph" style:parent-style-name="Text_20_body" style:list-style-name="L14"/>
    <style:style style:name="P47" style:family="paragraph" style:parent-style-name="Text_20_body" style:list-style-name="L15"/>
    <style:style style:name="P48" style:family="paragraph" style:parent-style-name="Text_20_body" style:list-style-name="L15">
      <style:paragraph-properties fo:margin-left="0cm" fo:margin-right="0cm" fo:text-indent="0cm" style:auto-text-indent="false"/>
    </style:style>
    <style:style style:name="P49" style:family="paragraph" style:parent-style-name="Text_20_body" style:list-style-name="L16"/>
    <style:style style:name="P50" style:family="paragraph" style:parent-style-name="Text_20_body" style:list-style-name="L17"/>
    <style:style style:name="P51" style:family="paragraph" style:parent-style-name="Text_20_body" style:list-style-name="L17">
      <style:paragraph-properties fo:margin-left="0cm" fo:margin-right="0cm" fo:text-indent="0cm" style:auto-text-indent="false"/>
    </style:style>
    <style:style style:name="P52" style:family="paragraph" style:parent-style-name="Text_20_body" style:list-style-name="L18"/>
    <style:style style:name="P53" style:family="paragraph" style:parent-style-name="Text_20_body" style:list-style-name="L19"/>
    <style:style style:name="P54" style:family="paragraph" style:parent-style-name="Text_20_body" style:list-style-name="L20"/>
    <style:style style:name="P55" style:family="paragraph" style:parent-style-name="Text_20_body" style:list-style-name="L21"/>
    <style:style style:name="P56" style:family="paragraph" style:parent-style-name="Text_20_body" style:list-style-name="L22"/>
    <style:style style:name="P57" style:family="paragraph" style:parent-style-name="Text_20_body" style:list-style-name="L23"/>
    <style:style style:name="P58" style:family="paragraph" style:parent-style-name="Text_20_body" style:list-style-name="L24"/>
    <style:style style:name="P59" style:family="paragraph" style:parent-style-name="Text_20_body" style:list-style-name="L25"/>
    <style:style style:name="P60" style:family="paragraph" style:parent-style-name="Text_20_body" style:list-style-name="L26"/>
    <style:style style:name="P61" style:family="paragraph" style:parent-style-name="Text_20_body" style:list-style-name="L27"/>
    <style:style style:name="P62" style:family="paragraph" style:parent-style-name="Text_20_body" style:list-style-name="L28"/>
    <style:style style:name="P63" style:family="paragraph" style:parent-style-name="Text_20_body" style:list-style-name="L29"/>
    <style:style style:name="P64" style:family="paragraph" style:parent-style-name="Text_20_body" style:list-style-name="L30"/>
    <style:style style:name="P65" style:family="paragraph" style:parent-style-name="Text_20_body" style:list-style-name="L31"/>
    <style:style style:name="P66" style:family="paragraph" style:parent-style-name="Text_20_body" style:list-style-name="L32"/>
    <style:style style:name="P67" style:family="paragraph" style:parent-style-name="Text_20_body" style:list-style-name="L33"/>
    <style:style style:name="P68" style:family="paragraph" style:parent-style-name="Text_20_body" style:list-style-name="L34"/>
    <style:style style:name="P69" style:family="paragraph" style:parent-style-name="Text_20_body" style:list-style-name="L35"/>
    <style:style style:name="P70" style:family="paragraph" style:parent-style-name="Text_20_body" style:list-style-name="L36"/>
    <style:style style:name="P71" style:family="paragraph" style:parent-style-name="Text_20_body" style:list-style-name="L37"/>
    <style:style style:name="P72" style:family="paragraph" style:parent-style-name="Text_20_body" style:list-style-name="L38"/>
    <style:style style:name="P73" style:family="paragraph" style:parent-style-name="Text_20_body" style:list-style-name="L39"/>
    <style:style style:name="P74" style:family="paragraph" style:parent-style-name="Text_20_body" style:list-style-name="L39">
      <style:paragraph-properties fo:margin-left="0cm" fo:margin-right="0cm" fo:text-indent="0cm" style:auto-text-indent="false"/>
    </style:style>
    <style:style style:name="P75" style:family="paragraph" style:parent-style-name="Text_20_body" style:list-style-name="L39">
      <style:text-properties fo:font-weight="bold"/>
    </style:style>
    <style:style style:name="P76" style:family="paragraph" style:parent-style-name="Text_20_body" style:list-style-name="L40">
      <style:text-properties fo:font-weight="bold"/>
    </style:style>
    <style:style style:name="P77" style:family="paragraph" style:parent-style-name="Text_20_body" style:list-style-name="L41">
      <style:text-properties fo:font-weight="bold"/>
    </style:style>
    <style:style style:name="P78" style:family="paragraph" style:parent-style-name="Text_20_body" style:list-style-name="L42">
      <style:text-properties fo:font-weight="bold"/>
    </style:style>
    <style:style style:name="P79" style:family="paragraph" style:parent-style-name="Text_20_body" style:list-style-name="L43">
      <style:text-properties fo:font-weight="bold"/>
    </style:style>
    <style:style style:name="P80" style:family="paragraph" style:parent-style-name="Text_20_body" style:list-style-name="L44">
      <style:text-properties fo:font-weight="bold"/>
    </style:style>
    <style:style style:name="P81" style:family="paragraph" style:parent-style-name="Text_20_body" style:list-style-name="L45">
      <style:text-properties fo:font-weight="bold"/>
    </style:style>
    <style:style style:name="P82" style:family="paragraph" style:parent-style-name="Text_20_body" style:list-style-name="L46">
      <style:text-properties fo:font-weight="bold"/>
    </style:style>
    <style:style style:name="P83" style:family="paragraph" style:parent-style-name="Text_20_body" style:list-style-name="L47">
      <style:text-properties fo:font-weight="bold"/>
    </style:style>
    <style:style style:name="P84" style:family="paragraph" style:parent-style-name="Text_20_body" style:list-style-name="L48">
      <style:text-properties fo:font-weight="bold"/>
    </style:style>
    <style:style style:name="P85" style:family="paragraph" style:parent-style-name="Text_20_body" style:list-style-name="L49">
      <style:text-properties fo:font-weight="bold"/>
    </style:style>
    <style:style style:name="P86" style:family="paragraph" style:parent-style-name="Text_20_body" style:list-style-name="L50">
      <style:text-properties fo:font-weight="bold"/>
    </style:style>
    <style:style style:name="P87" style:family="paragraph" style:parent-style-name="Text_20_body" style:list-style-name="L51">
      <style:text-properties fo:font-weight="bold"/>
    </style:style>
    <style:style style:name="P88" style:family="paragraph" style:parent-style-name="Text_20_body" style:list-style-name="L52">
      <style:text-properties fo:font-weight="bold"/>
    </style:style>
    <style:style style:name="P89" style:family="paragraph" style:parent-style-name="Text_20_body" style:list-style-name="L53">
      <style:text-properties fo:font-weight="bold"/>
    </style:style>
    <style:style style:name="P90" style:family="paragraph" style:parent-style-name="Text_20_body" style:list-style-name="L54">
      <style:text-properties fo:font-weight="bold"/>
    </style:style>
    <style:style style:name="P91" style:family="paragraph" style:parent-style-name="Text_20_body" style:list-style-name="L55">
      <style:text-properties fo:font-weight="bold"/>
    </style:style>
    <style:style style:name="P92" style:family="paragraph" style:parent-style-name="Text_20_body" style:list-style-name="L56">
      <style:text-properties fo:font-weight="bold"/>
    </style:style>
    <style:style style:name="P93" style:family="paragraph" style:parent-style-name="Text_20_body" style:list-style-name="L57">
      <style:text-properties fo:font-weight="bold"/>
    </style:style>
    <style:style style:name="P94" style:family="paragraph" style:parent-style-name="Text_20_body" style:list-style-name="L58">
      <style:text-properties fo:font-weight="bold"/>
    </style:style>
    <style:style style:name="P95" style:family="paragraph" style:parent-style-name="Text_20_body" style:list-style-name="L40"/>
    <style:style style:name="P96" style:family="paragraph" style:parent-style-name="Text_20_body" style:list-style-name="L41"/>
    <style:style style:name="P97" style:family="paragraph" style:parent-style-name="Text_20_body" style:list-style-name="L42"/>
    <style:style style:name="P98" style:family="paragraph" style:parent-style-name="Text_20_body" style:list-style-name="L43"/>
    <style:style style:name="P99" style:family="paragraph" style:parent-style-name="Text_20_body" style:list-style-name="L44"/>
    <style:style style:name="P100" style:family="paragraph" style:parent-style-name="Text_20_body" style:list-style-name="L45"/>
    <style:style style:name="P101" style:family="paragraph" style:parent-style-name="Text_20_body" style:list-style-name="L46"/>
    <style:style style:name="P102" style:family="paragraph" style:parent-style-name="Text_20_body" style:list-style-name="L47"/>
    <style:style style:name="P103" style:family="paragraph" style:parent-style-name="Text_20_body" style:list-style-name="L48"/>
    <style:style style:name="P104" style:family="paragraph" style:parent-style-name="Text_20_body" style:list-style-name="L48">
      <style:paragraph-properties fo:margin-left="0cm" fo:margin-right="0cm" fo:text-indent="0cm" style:auto-text-indent="false"/>
    </style:style>
    <style:style style:name="P105" style:family="paragraph" style:parent-style-name="Text_20_body" style:list-style-name="L49"/>
    <style:style style:name="P106" style:family="paragraph" style:parent-style-name="Text_20_body" style:list-style-name="L50"/>
    <style:style style:name="P107" style:family="paragraph" style:parent-style-name="Text_20_body" style:list-style-name="L51"/>
    <style:style style:name="P108" style:family="paragraph" style:parent-style-name="Text_20_body" style:list-style-name="L52"/>
    <style:style style:name="P109" style:family="paragraph" style:parent-style-name="Text_20_body" style:list-style-name="L53"/>
    <style:style style:name="P110" style:family="paragraph" style:parent-style-name="Text_20_body" style:list-style-name="L54"/>
    <style:style style:name="P111" style:family="paragraph" style:parent-style-name="Text_20_body" style:list-style-name="L55"/>
    <style:style style:name="P112" style:family="paragraph" style:parent-style-name="Text_20_body" style:list-style-name="L56"/>
    <style:style style:name="P113" style:family="paragraph" style:parent-style-name="Text_20_body" style:list-style-name="L57"/>
    <style:style style:name="P114" style:family="paragraph" style:parent-style-name="Text_20_body" style:list-style-name="L58"/>
    <style:style style:name="T1" style:family="text">
      <style:text-properties loext:padding="0cm" loext:border="none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31" text:anchor-type="page" text:anchor-page-number="1" svg:x="0cm" svg:y="0cm" svg:width="20.003cm" draw:z-index="26">
        <draw:text-box fo:min-height="0.041cm">
          <text:p text:style-name="P15"/>
        </draw:text-box>
      </draw:frame>
      <draw:frame draw:style-name="fr1" draw:name="Marco130" text:anchor-type="page" text:anchor-page-number="1" svg:x="0cm" svg:y="0cm" svg:width="0.041cm" draw:z-index="25">
        <draw:text-box fo:min-height="0.041cm">
          <text:p text:style-name="P15"/>
        </draw:text-box>
      </draw:frame>
      <draw:frame draw:style-name="fr1" draw:name="Marco121" text:anchor-type="page" text:anchor-page-number="1" svg:x="0cm" svg:y="0cm" svg:width="0.041cm" draw:z-index="24">
        <draw:text-box fo:min-height="0.9cm">
          <text:p text:style-name="P15"/>
        </draw:text-box>
      </draw:frame>
      <draw:frame draw:style-name="fr1" draw:name="Marco116" text:anchor-type="page" text:anchor-page-number="1" svg:x="0cm" svg:y="0cm" svg:width="20.003cm" draw:z-index="23">
        <draw:text-box fo:min-height="0.041cm">
          <text:p text:style-name="P15"/>
        </draw:text-box>
      </draw:frame>
      <draw:frame draw:style-name="fr1" draw:name="Marco115" text:anchor-type="page" text:anchor-page-number="1" svg:x="0cm" svg:y="0cm" svg:width="0.041cm" draw:z-index="22">
        <draw:text-box fo:min-height="0.041cm">
          <text:p text:style-name="P15"/>
        </draw:text-box>
      </draw:frame>
      <draw:frame draw:style-name="fr1" draw:name="Marco106" text:anchor-type="page" text:anchor-page-number="1" svg:x="0cm" svg:y="0cm" svg:width="0.041cm" draw:z-index="21">
        <draw:text-box fo:min-height="0.9cm">
          <text:p text:style-name="P15"/>
        </draw:text-box>
      </draw:frame>
      <draw:frame draw:style-name="fr1" draw:name="Marco101" text:anchor-type="page" text:anchor-page-number="1" svg:x="0cm" svg:y="0cm" svg:width="20.003cm" draw:z-index="20">
        <draw:text-box fo:min-height="0.041cm">
          <text:p text:style-name="P15"/>
        </draw:text-box>
      </draw:frame>
      <draw:frame draw:style-name="fr1" draw:name="Marco100" text:anchor-type="page" text:anchor-page-number="1" svg:x="0cm" svg:y="0cm" svg:width="0.041cm" draw:z-index="19">
        <draw:text-box fo:min-height="0.041cm">
          <text:p text:style-name="P15"/>
        </draw:text-box>
      </draw:frame>
      <draw:frame draw:style-name="fr1" draw:name="Marco91" text:anchor-type="page" text:anchor-page-number="1" svg:x="0cm" svg:y="0cm" svg:width="0.041cm" draw:z-index="18">
        <draw:text-box fo:min-height="0.9cm">
          <text:p text:style-name="P15"/>
        </draw:text-box>
      </draw:frame>
      <draw:frame draw:style-name="fr1" draw:name="Marco86" text:anchor-type="page" text:anchor-page-number="1" svg:x="0cm" svg:y="0cm" svg:width="20.003cm" draw:z-index="17">
        <draw:text-box fo:min-height="0.041cm">
          <text:p text:style-name="P15"/>
        </draw:text-box>
      </draw:frame>
      <draw:frame draw:style-name="fr1" draw:name="Marco85" text:anchor-type="page" text:anchor-page-number="1" svg:x="0cm" svg:y="0cm" svg:width="0.041cm" draw:z-index="16">
        <draw:text-box fo:min-height="0.041cm">
          <text:p text:style-name="P15"/>
        </draw:text-box>
      </draw:frame>
      <draw:frame draw:style-name="fr1" draw:name="Marco76" text:anchor-type="page" text:anchor-page-number="1" svg:x="0cm" svg:y="0cm" svg:width="0.041cm" draw:z-index="15">
        <draw:text-box fo:min-height="0.9cm">
          <text:p text:style-name="P15"/>
        </draw:text-box>
      </draw:frame>
      <draw:frame draw:style-name="fr1" draw:name="Marco71" text:anchor-type="page" text:anchor-page-number="1" svg:x="0cm" svg:y="0cm" svg:width="20.003cm" draw:z-index="14">
        <draw:text-box fo:min-height="0.041cm">
          <text:p text:style-name="P15"/>
        </draw:text-box>
      </draw:frame>
      <draw:frame draw:style-name="fr1" draw:name="Marco70" text:anchor-type="page" text:anchor-page-number="1" svg:x="0cm" svg:y="0cm" svg:width="0.041cm" draw:z-index="13">
        <draw:text-box fo:min-height="0.041cm">
          <text:p text:style-name="P15"/>
        </draw:text-box>
      </draw:frame>
      <draw:frame draw:style-name="fr1" draw:name="Marco61" text:anchor-type="page" text:anchor-page-number="1" svg:x="0cm" svg:y="0cm" svg:width="0.041cm" draw:z-index="12">
        <draw:text-box fo:min-height="0.9cm">
          <text:p text:style-name="P15"/>
        </draw:text-box>
      </draw:frame>
      <draw:frame draw:style-name="fr1" draw:name="Marco56" text:anchor-type="page" text:anchor-page-number="1" svg:x="0cm" svg:y="0cm" svg:width="20.003cm" draw:z-index="11">
        <draw:text-box fo:min-height="0.041cm">
          <text:p text:style-name="P15"/>
        </draw:text-box>
      </draw:frame>
      <draw:frame draw:style-name="fr1" draw:name="Marco55" text:anchor-type="page" text:anchor-page-number="1" svg:x="0cm" svg:y="0cm" svg:width="0.041cm" draw:z-index="10">
        <draw:text-box fo:min-height="0.041cm">
          <text:p text:style-name="P15"/>
        </draw:text-box>
      </draw:frame>
      <draw:frame draw:style-name="fr1" draw:name="Marco46" text:anchor-type="page" text:anchor-page-number="1" svg:x="0cm" svg:y="0cm" svg:width="0.041cm" draw:z-index="9">
        <draw:text-box fo:min-height="0.9cm">
          <text:p text:style-name="P15"/>
        </draw:text-box>
      </draw:frame>
      <draw:frame draw:style-name="fr1" draw:name="Marco41" text:anchor-type="page" text:anchor-page-number="1" svg:x="0cm" svg:y="0cm" svg:width="20.003cm" draw:z-index="8">
        <draw:text-box fo:min-height="0.041cm">
          <text:p text:style-name="P15"/>
        </draw:text-box>
      </draw:frame>
      <draw:frame draw:style-name="fr1" draw:name="Marco40" text:anchor-type="page" text:anchor-page-number="1" svg:x="0cm" svg:y="0cm" svg:width="0.041cm" draw:z-index="7">
        <draw:text-box fo:min-height="0.041cm">
          <text:p text:style-name="P15"/>
        </draw:text-box>
      </draw:frame>
      <draw:frame draw:style-name="fr1" draw:name="Marco31" text:anchor-type="page" text:anchor-page-number="1" svg:x="0cm" svg:y="0cm" svg:width="0.041cm" draw:z-index="6">
        <draw:text-box fo:min-height="0.9cm">
          <text:p text:style-name="P15"/>
        </draw:text-box>
      </draw:frame>
      <draw:frame draw:style-name="fr1" draw:name="Marco26" text:anchor-type="page" text:anchor-page-number="1" svg:x="0cm" svg:y="0cm" svg:width="20.003cm" draw:z-index="5">
        <draw:text-box fo:min-height="0.041cm">
          <text:p text:style-name="P15"/>
        </draw:text-box>
      </draw:frame>
      <draw:frame draw:style-name="fr1" draw:name="Marco25" text:anchor-type="page" text:anchor-page-number="1" svg:x="0cm" svg:y="0cm" svg:width="0.041cm" draw:z-index="4">
        <draw:text-box fo:min-height="0.041cm">
          <text:p text:style-name="P15"/>
        </draw:text-box>
      </draw:frame>
      <draw:frame draw:style-name="fr1" draw:name="Marco16" text:anchor-type="page" text:anchor-page-number="1" svg:x="0cm" svg:y="0cm" svg:width="0.041cm" draw:z-index="3">
        <draw:text-box fo:min-height="0.9cm">
          <text:p text:style-name="P15"/>
        </draw:text-box>
      </draw:frame>
      <draw:frame draw:style-name="fr1" draw:name="Marco11" text:anchor-type="page" text:anchor-page-number="1" svg:x="0cm" svg:y="0cm" svg:width="20.003cm" draw:z-index="2">
        <draw:text-box fo:min-height="0.041cm">
          <text:p text:style-name="P15"/>
        </draw:text-box>
      </draw:frame>
      <draw:frame draw:style-name="fr1" draw:name="Marco10" text:anchor-type="page" text:anchor-page-number="1" svg:x="0cm" svg:y="0cm" svg:width="0.041cm" draw:z-index="1">
        <draw:text-box fo:min-height="0.041cm">
          <text:p text:style-name="P15"/>
        </draw:text-box>
      </draw:frame>
      <draw:frame draw:style-name="fr1" draw:name="Marco1" text:anchor-type="page" text:anchor-page-number="1" svg:x="0cm" svg:y="0cm" svg:width="0.041cm" draw:z-index="0">
        <draw:text-box fo:min-height="0.9cm">
          <text:p text:style-name="P15"/>
        </draw:text-box>
      </draw:frame>
      <text:h text:style-name="P1" text:outline-level="2">🔐 Taller Práctico: Permisos y Propietarios en Linux</text:h>
      <text:h text:style-name="Heading_20_4" text:outline-level="4">📝 Ejercicio 1: Permisos básicos en modo simbólico</text:h>
      <text:list text:style-name="L49">
        <text:list-item>
          <text:p text:style-name="P105"><text:span text:style-name="T2">Objetivo:</text:span> Modificar permisos usando letras (u, g, o) y operadores (+, -, =).</text:p>
        </text:list-item>
        <text:list-item>
          <text:p text:style-name="P85">Paso a paso:</text:p>
          <text:list>
            <text:list-item>
              <text:p text:style-name="P105">Crea un archivo: <text:span text:style-name="Source_20_Text">touch informe.txt</text:span></text:p>
            </text:list-item>
            <text:list-item>
              <text:p text:style-name="P105">Quita todos los permisos al grupo y a otros: <text:span text:style-name="Source_20_Text">chmod go-rwx informe.txt</text:span></text:p>
            </text:list-item>
            <text:list-item>
              <text:p text:style-name="P105">Dale permiso de lectura y ejecución al grupo: <text:span text:style-name="Source_20_Text">chmod g+rx informe.txt</text:span></text:p>
            </text:list-item>
          </text:list>
        </text:list-item>
        <text:list-item>
          <text:p text:style-name="P105"><text:span text:style-name="T2">Explicación:</text:span> El modo simbólico es intuitivo: <text:span text:style-name="Source_20_Text">u</text:span> (usuario/dueño), <text:span text:style-name="Source_20_Text">g</text:span> (grupo), <text:span text:style-name="Source_20_Text">o</text:span> (otros). Los operadores <text:span text:style-name="Source_20_Text">+</text:span> y <text:span text:style-name="Source_20_Text">-</text:span> añaden o quitan permisos específicos sin alterar el resto. 👤</text:p>
        </text:list-item>
      </text:list>
      <text:h text:style-name="Heading_20_4" text:outline-level="4">📝 Ejercicio 2: Permisos básicos en modo octal (numérico)</text:h>
      <text:list text:style-name="L50">
        <text:list-item>
          <text:p text:style-name="P106"><text:span text:style-name="T2">Objetivo:</text:span> Configurar permisos absolutos usando la suma de bits (4-Lectura, 2-Escritura, 1-Ejecución).</text:p>
        </text:list-item>
        <text:list-item>
          <text:p text:style-name="P86">Paso a paso:</text:p>
          <text:list>
            <text:list-item>
              <text:p text:style-name="P106">Configura el archivo para que el dueño haga todo, el grupo solo lea y otros nada: <text:span text:style-name="Source_20_Text">chmod 740 informe.txt</text:span></text:p>
            </text:list-item>
            <text:list-item>
              <text:p text:style-name="P106">Verifica el resultado: <text:span text:style-name="Source_20_Text">ls -l informe.txt</text:span></text:p>
            </text:list-item>
          </text:list>
        </text:list-item>
        <text:list-item>
          <text:p text:style-name="P106"><text:span text:style-name="T2">Explicación:</text:span> <text:span text:style-name="Source_20_Text">7</text:span> (4+2+1) es rwx, <text:span text:style-name="Source_20_Text">4</text:span> (4+0+0) es r--, y <text:span text:style-name="Source_20_Text">0</text:span> es ---. Es la forma más rápida y común de establecer permisos en servidores. 🔢</text:p>
        </text:list-item>
      </text:list>
      <text:h text:style-name="Heading_20_4" text:outline-level="4">📝 Ejercicio 3: Cambio de propietario (chown) y uso de sudo</text:h>
      <text:list text:style-name="L51">
        <text:list-item>
          <text:p text:style-name="P107"><text:span text:style-name="T2">Objetivo:</text:span> Entender que solo el superusuario puede cambiar el dueño de un archivo.</text:p>
        </text:list-item>
        <text:list-item>
          <text:p text:style-name="P87">Paso a paso:</text:p>
          <text:list>
            <text:list-item>
              <text:p text:style-name="P107">Intenta cambiar el dueño a root sin privilegios: <text:span text:style-name="Source_20_Text">chown root informe.txt</text:span> (Dará error).</text:p>
            </text:list-item>
            <text:list-item>
              <text:p text:style-name="P107">Hazlo usando privilegios de administrador: <text:span text:style-name="Source_20_Text">sudo chown root informe.txt</text:span></text:p>
            </text:list-item>
            <text:list-item>
              <text:p text:style-name="P107">Verifica el cambio: <text:span text:style-name="Source_20_Text">ls -l informe.txt</text:span></text:p>
            </text:list-item>
          </text:list>
        </text:list-item>
        <text:list-item>
          <text:p text:style-name="P107"><text:span text:style-name="T2">Explicación:</text:span> Por seguridad, un usuario normal no puede "regalar" la propiedad de sus archivos. Solo <text:span text:style-name="Source_20_Text">root</text:span> (vía <text:span text:style-name="Source_20_Text">sudo</text:span>) tiene permiso para ejecutar <text:span text:style-name="Source_20_Text">chown</text:span>. 🔑</text:p>
        </text:list-item>
      </text:list>
      <text:h text:style-name="Heading_20_4" text:outline-level="4">📝 Ejercicio 4: Cambio de grupo (chgrp)</text:h>
      <text:list text:style-name="L52">
        <text:list-item>
          <text:p text:style-name="P108"><text:span text:style-name="T2">Objetivo:</text:span> Cambiar la asociación de grupo de un archivo.</text:p>
        </text:list-item>
        <text:list-item>
          <text:p text:style-name="P88">Paso a paso:</text:p>
          <text:list>
            <text:list-item>
              <text:p text:style-name="P108">Cambia el grupo del archivo al grupo "adm": <text:span text:style-name="Source_20_Text">sudo chgrp adm informe.txt</text:span></text:p>
            </text:list-item>
            <text:list-item>
              <text:p text:style-name="P108">Comprueba que ahora el dueño es <text:span text:style-name="Source_20_Text">root</text:span> y el grupo es <text:span text:style-name="Source_20_Text">adm</text:span>.</text:p>
            </text:list-item>
          </text:list>
        </text:list-item>
        <text:list-item>
          <text:p text:style-name="P108"><text:soft-page-break/><text:span text:style-name="T2">Explicación:</text:span> El comando <text:span text:style-name="Source_20_Text">chgrp</text:span> funciona de forma similar a <text:span text:style-name="Source_20_Text">chown</text:span>, pero se limita a la gestión de grupos. También puedes usar <text:span text:style-name="Source_20_Text">sudo chown root:adm informe.txt</text:span> para cambiar ambos a la vez. 👥</text:p>
        </text:list-item>
      </text:list>
      <text:h text:style-name="Heading_20_4" text:outline-level="4">📝 Ejercicio 5: El bit SUID (Set User ID)</text:h>
      <text:list text:style-name="L53">
        <text:list-item>
          <text:p text:style-name="P109"><text:span text:style-name="T2">Objetivo:</text:span> Permitir que un archivo se ejecute con los permisos del dueño (root) en lugar de los del usuario que lo lanza.</text:p>
        </text:list-item>
        <text:list-item>
          <text:p text:style-name="P89">Paso a paso:</text:p>
          <text:list>
            <text:list-item>
              <text:p text:style-name="P109">Crea un script falso: <text:span text:style-name="Source_20_Text">touch ejecutable_seguro</text:span></text:p>
            </text:list-item>
            <text:list-item>
              <text:p text:style-name="P109">Asigna el bit SUID: <text:span text:style-name="Source_20_Text">chmod 4755 ejecutable_seguro</text:span></text:p>
            </text:list-item>
            <text:list-item>
              <text:p text:style-name="P109">Observa el permiso en el listado: <text:span text:style-name="Source_20_Text">ls -l ejecutable_seguro</text:span></text:p>
            </text:list-item>
          </text:list>
        </text:list-item>
        <text:list-item>
          <text:p text:style-name="P109"><text:span text:style-name="T2">Explicación:</text:span> Verás una <text:span text:style-name="Source_20_Text">s</text:span> minúscula en el lugar de la <text:span text:style-name="Source_20_Text">x</text:span> del dueño (<text:span text:style-name="Source_20_Text">rwsr-xr-x</text:span>). Esto indica que el programa se ejecutará con los privilegios del propietario del archivo. 🛡️</text:p>
        </text:list-item>
      </text:list>
      <text:h text:style-name="Heading_20_4" text:outline-level="4">📝 Ejercicio 6: El bit SGID (Set Group ID) en directorios</text:h>
      <text:list text:style-name="L54">
        <text:list-item>
          <text:p text:style-name="P110"><text:span text:style-name="T2">Objetivo:</text:span> Hacer que todos los archivos creados dentro de una carpeta hereden el grupo de la carpeta madre.</text:p>
        </text:list-item>
        <text:list-item>
          <text:p text:style-name="P90">Paso a paso:</text:p>
          <text:list>
            <text:list-item>
              <text:p text:style-name="P110">Crea una carpeta: <text:span text:style-name="Source_20_Text">mkdir compartido_grupo</text:span></text:p>
            </text:list-item>
            <text:list-item>
              <text:p text:style-name="P110">Cambia su grupo: <text:span text:style-name="Source_20_Text">sudo chgrp adm compartido_grupo</text:span></text:p>
            </text:list-item>
            <text:list-item>
              <text:p text:style-name="P110">Activa el bit SGID: <text:span text:style-name="Source_20_Text">chmod 2775 compartido_grupo</text:span></text:p>
            </text:list-item>
            <text:list-item>
              <text:p text:style-name="P110">Crea un archivo dentro: <text:span text:style-name="Source_20_Text">touch compartido_grupo/prueba.txt</text:span> y mira su grupo.</text:p>
            </text:list-item>
          </text:list>
        </text:list-item>
        <text:list-item>
          <text:p text:style-name="P110"><text:span text:style-name="T2">Explicación:</text:span> Verás una <text:span text:style-name="Source_20_Text">s</text:span> en la sección del grupo. Es fundamental en entornos colaborativos para que los miembros del grupo siempre puedan leer lo que crean otros. 📂</text:p>
        </text:list-item>
      </text:list>
      <text:h text:style-name="Heading_20_4" text:outline-level="4">📝 Ejercicio 7: El Sticky Bit (Bit de permanencia)</text:h>
      <text:list text:style-name="L55">
        <text:list-item>
          <text:p text:style-name="P111"><text:span text:style-name="T2">Objetivo:</text:span> Proteger archivos en carpetas públicas para que solo su dueño pueda borrarlos.</text:p>
        </text:list-item>
        <text:list-item>
          <text:p text:style-name="P91">Paso a paso:</text:p>
          <text:list>
            <text:list-item>
              <text:p text:style-name="P111">Crea una carpeta pública: <text:span text:style-name="Source_20_Text">mkdir carpeta_publica</text:span></text:p>
            </text:list-item>
            <text:list-item>
              <text:p text:style-name="P111">Dale permisos totales: <text:span text:style-name="Source_20_Text">chmod 777 carpeta_publica</text:span></text:p>
            </text:list-item>
            <text:list-item>
              <text:p text:style-name="P111">Activa el Sticky Bit: <text:span text:style-name="Source_20_Text">chmod +t carpeta_publica</text:span></text:p>
            </text:list-item>
            <text:list-item>
              <text:p text:style-name="P111">Verifica con <text:span text:style-name="Source_20_Text">ls -ld carpeta_publica</text:span></text:p>
            </text:list-item>
          </text:list>
        </text:list-item>
        <text:list-item>
          <text:p text:style-name="P111"><text:span text:style-name="T2">Explicación:</text:span> Verás una <text:span text:style-name="Source_20_Text">t</text:span> al final (<text:span text:style-name="Source_20_Text">rwxrwxrwt</text:span>). Esto impide que un usuario borre los archivos de otro, aunque la carpeta tenga permisos totales (como ocurre en <text:span text:style-name="Source_20_Text">/tmp</text:span>). 📍</text:p>
        </text:list-item>
      </text:list>
      <text:h text:style-name="Heading_20_4" text:outline-level="4"><text:soft-page-break/>📝 Ejercicio 8: Permisos recursivos</text:h>
      <text:list text:style-name="L56">
        <text:list-item>
          <text:p text:style-name="P112"><text:span text:style-name="T2">Objetivo:</text:span> Aplicar cambios a toda una estructura de subcarpetas de una vez.</text:p>
        </text:list-item>
        <text:list-item>
          <text:p text:style-name="P92">Paso a paso:</text:p>
          <text:list>
            <text:list-item>
              <text:p text:style-name="P112">Crea una carpeta con contenido: <text:span text:style-name="Source_20_Text">mkdir -p web/html ; touch web/index.html</text:span></text:p>
            </text:list-item>
            <text:list-item>
              <text:p text:style-name="P112">Cambia dueño y permisos a todo el árbol: <text:span text:style-name="Source_20_Text">sudo chown -R root:root web ; chmod -R 755 web</text:span></text:p>
            </text:list-item>
          </text:list>
        </text:list-item>
        <text:list-item>
          <text:p text:style-name="P112"><text:span text:style-name="T2">Explicación:</text:span> El parámetro <text:span text:style-name="Source_20_Text">-R</text:span> (Recursive) es extremadamente potente y peligroso; aplica la orden a la carpeta, subcarpetas y todos los archivos internos. 🌳</text:p>
        </text:list-item>
      </text:list>
      <text:h text:style-name="Heading_20_4" text:outline-level="4">📝 Ejercicio 9: Máscara de usuario (umask)</text:h>
      <text:list text:style-name="L57">
        <text:list-item>
          <text:p text:style-name="P113"><text:span text:style-name="T2">Objetivo:</text:span> Determinar los permisos por defecto que tendrán los archivos nuevos.</text:p>
        </text:list-item>
        <text:list-item>
          <text:p text:style-name="P93">Paso a paso:</text:p>
          <text:list>
            <text:list-item>
              <text:p text:style-name="P113">Escribe <text:span text:style-name="Source_20_Text">umask</text:span> para ver tu valor actual.</text:p>
            </text:list-item>
            <text:list-item>
              <text:p text:style-name="P113">Cambia el umask temporalmente: <text:span text:style-name="Source_20_Text">umask 0077</text:span></text:p>
            </text:list-item>
            <text:list-item>
              <text:p text:style-name="P113">Crea un archivo: <text:span text:style-name="Source_20_Text">touch secreto.txt</text:span> y mira sus permisos con <text:span text:style-name="Source_20_Text">ls -l</text:span>.</text:p>
            </text:list-item>
          </text:list>
        </text:list-item>
        <text:list-item>
          <text:p text:style-name="P113"><text:span text:style-name="T2">Explicación:</text:span> El <text:span text:style-name="Source_20_Text">umask</text:span> resta permisos. Un <text:span text:style-name="Source_20_Text">umask 077</text:span> hará que los archivos nuevos solo tengan permisos para el dueño (600), ocultándolos del resto del sistema automáticamente. 😷</text:p>
        </text:list-item>
      </text:list>
      <text:h text:style-name="Heading_20_4" text:outline-level="4">📝 Ejercicio 10: Verificación final con nombre de usuario</text:h>
      <text:list text:style-name="L58">
        <text:list-item>
          <text:p text:style-name="P114"><text:span text:style-name="T2">Objetivo:</text:span> Confirmar la identidad y los grupos antes de una auditoría de permisos.</text:p>
        </text:list-item>
        <text:list-item>
          <text:p text:style-name="P94">Paso a paso:</text:p>
          <text:list>
            <text:list-item>
              <text:p text:style-name="P114">Ejecuta <text:span text:style-name="Source_20_Text">id</text:span> para ver tu UID, GID y grupos.</text:p>
            </text:list-item>
            <text:list-item>
              <text:p text:style-name="P114">Ejecuta <text:span text:style-name="Source_20_Text">whoami</text:span> para confirmar tu nombre de usuario.</text:p>
            </text:list-item>
          </text:list>
        </text:list-item>
        <text:list-item>
          <text:p text:style-name="P114"><text:span text:style-name="T2">Explicación:</text:span> Antes de asignar permisos, es vital saber en qué grupos estás. Si intentas acceder a un archivo con permisos de grupo <text:span text:style-name="Source_20_Text">adm</text:span>, pero el comando <text:span text:style-name="Source_20_Text">id</text:span> no muestra que perteneces a ese grupo, el acceso será denegado. 🆔</text:p>
        </text:list-item>
      </text:list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0:35:17.905691175</meta:creation-date>
    <dc:date>2026-02-22T11:00:50.311855267</dc:date>
    <meta:editing-duration>P1DT25M31S</meta:editing-duration>
    <meta:editing-cycles>5</meta:editing-cycles>
    <meta:generator>LibreOffice/24.2.2.2$Linux_X86_64 LibreOffice_project/d56cc158d8a96260b836f100ef4b4ef25d6f1a01</meta:generator>
    <meta:print-date>2026-02-22T10:47:15.642198299</meta:print-date>
    <meta:printed-by>Archivos PDF</meta:printed-by>
    <meta:document-statistic meta:table-count="0" meta:image-count="0" meta:object-count="0" meta:page-count="3" meta:paragraph-count="69" meta:word-count="853" meta:character-count="4841" meta:non-whitespace-character-count="4117"/>
  </office:meta>
</office:document-meta>
</file>